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nsch Maschine Interaktion:</text:p>
      <text:p text:style-name="P1"><text:span text:style-name="T1"/></text:p>
      <text:p text:style-name="P1"><text:span text:style-name="T1">Donald Norman: </text:span><text:span text:style-name="T2">Technologie immer mehr power, wird aber immer komplexer</text:span></text:p>
      <text:p text:style-name="P1"><text:span text:style-name="T3"/></text:p>
      <text:p text:style-name="P1"><text:span text:style-name="T3">Usability-Engineering: Wichtig! → Findet früher wo mans nich benutzen kann</text:span></text:p>
      <text:p text:style-name="P1"><text:span text:style-name="T3"><text:tab/>-Intuitiv: Höchste Stufe der Interaktion</text:span></text:p>
      <text:p text:style-name="P1"><text:span text:style-name="T3">Mensch hat:</text:span></text:p>
      <text:p text:style-name="P1"><text:span text:style-name="T3"><text:tab/>-Sensorik</text:span></text:p>
      <text:p text:style-name="P1"><text:span text:style-name="T3"><text:tab/>-Motorik</text:span></text:p>
      <text:p text:style-name="P1"><text:span text:style-name="T3"><text:tab/>-Wissensbasis</text:span></text:p>
      <text:p text:style-name="P1"><text:span text:style-name="T3"><text:tab/>-Motivationsbasis</text:span></text:p>
      <text:p text:style-name="P1"><text:span text:style-name="T3"><text:tab/>-Ziele</text:span></text:p>
      <text:p text:style-name="P1"><text:span text:style-name="T3">Maschine hat:</text:span></text:p>
      <text:p text:style-name="P1"><text:span text:style-name="T3"><text:tab/>-Maschine selbst</text:span></text:p>
      <text:p text:style-name="P1"><text:span text:style-name="T3"><text:tab/>-Stellteile als Schnittstelle</text:span></text:p>
      <text:p text:style-name="P1"><text:span text:style-name="T3"/></text:p>
      <text:p text:style-name="P1"><text:span text:style-name="T3">Vorgang:</text:span></text:p>
      <text:p text:style-name="P1"><text:span text:style-name="T3"><text:tab/>-Mensch hat Reize</text:span></text:p>
      <text:p text:style-name="P1"><text:span text:style-name="T3"><text:tab/>-Speichert Reize im Kurzzeitspeicher in Form von Objekten</text:span></text:p>
      <text:p text:style-name="P1"><text:span text:style-name="T3"><text:tab/>-Wahrnemung bedient sich dem Speicher und dem Gedächtnis</text:span></text:p>
      <text:p text:style-name="P1"><text:span text:style-name="T3"><text:tab/><text:tab/>Arbeits und Langzeit Gedächtnis</text:span></text:p>
      <text:p text:style-name="P1"><text:span text:style-name="T3"><text:tab/><text:tab/>ArbeitsGedächtnis hat begrenzten Speicher</text:span></text:p>
      <text:p text:style-name="P1"><text:span text:style-name="T3">Mensch:</text:span></text:p>
      <text:p text:style-name="P1"><text:span text:style-name="T3"><text:tab/>-Sensomotorisches System</text:span></text:p>
      <text:p text:style-name="P1"><text:span text:style-name="T3"><text:tab/><text:tab/>-Sensorisches und Motorisches System in Einem</text:span></text:p>
      <text:p text:style-name="P1"><text:span text:style-name="T3"><text:tab/>-Unmittelbares Feedback auf as passiert durch Reaktion</text:span>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4T14:40:52.29</meta:creation-date>
    <dc:date>2014-04-04T15:13:02.59</dc:date>
    <meta:editing-duration>PT32M6S</meta:editing-duration>
    <meta:editing-cycles>10</meta:editing-cycles>
    <meta:generator>OpenOffice.org/3.4.1$Win32 OpenOffice.org_project/341m1$Build-9593</meta:generator>
    <meta:document-statistic meta:table-count="0" meta:image-count="0" meta:object-count="0" meta:page-count="1" meta:paragraph-count="23" meta:word-count="86" meta:character-count="693"/>
  </office:meta>
</office:document-meta>
</file>